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5cm" fo:min-width="18.5cm"/>
    </style:style>
    <style:style style:name="gr2" style:family="graphic" style:parent-style-name="standard">
      <style:graphic-properties draw:textarea-horizontal-align="justify" draw:textarea-vertical-align="middle" draw:auto-grow-height="false" fo:min-height="2.05cm" fo:min-width="18.5cm"/>
    </style:style>
    <style:style style:name="gr3" style:family="graphic" style:parent-style-name="standard">
      <style:graphic-properties draw:textarea-horizontal-align="justify" draw:textarea-vertical-align="middle" draw:auto-grow-height="false" fo:min-height="4.25cm" fo:min-width="13.6cm"/>
    </style:style>
    <style:style style:name="gr4" style:family="graphic" style:parent-style-name="standard">
      <style:graphic-properties draw:textarea-horizontal-align="justify" draw:textarea-vertical-align="middle" draw:auto-grow-height="false" fo:min-height="4.25cm" fo:min-width="4.1cm"/>
    </style:style>
    <style:style style:name="gr5" style:family="graphic" style:parent-style-name="standard">
      <style:graphic-properties draw:textarea-horizontal-align="justify" draw:textarea-vertical-align="middle" draw:auto-grow-height="false" fo:min-height="10.35cm" fo:min-width="13.1cm"/>
    </style:style>
    <style:style style:name="gr6" style:family="graphic" style:parent-style-name="standard">
      <style:graphic-properties draw:textarea-horizontal-align="justify" draw:textarea-vertical-align="middle" draw:auto-grow-height="false" fo:min-height="10.45cm" fo:min-width="4.4cm"/>
    </style:style>
    <style:style style:name="gr7" style:family="graphic" style:parent-style-name="standard">
      <style:graphic-properties draw:textarea-horizontal-align="justify" draw:textarea-vertical-align="middle" draw:auto-grow-height="false" fo:min-height="5.45cm" fo:min-width="18.5cm"/>
    </style:style>
    <style:style style:name="gr8" style:family="graphic" style:parent-style-name="standard">
      <style:graphic-properties draw:textarea-horizontal-align="justify" draw:textarea-vertical-align="middle" draw:auto-grow-height="false" fo:min-height="2.85cm" fo:min-width="9.6cm"/>
    </style:style>
    <style:style style:name="gr9" style:family="graphic" style:parent-style-name="standard">
      <style:graphic-properties draw:textarea-horizontal-align="justify" draw:textarea-vertical-align="middle" draw:auto-grow-height="false" fo:min-height="3.85cm" fo:min-width="18.5cm"/>
    </style:style>
    <style:style style:name="gr10" style:family="graphic" style:parent-style-name="standard">
      <style:graphic-properties draw:textarea-horizontal-align="justify" draw:textarea-vertical-align="middle" draw:auto-grow-height="false" fo:min-height="1.95cm" fo:min-width="18.5cm"/>
    </style:style>
    <style:style style:name="gr11" style:family="graphic" style:parent-style-name="standard">
      <style:graphic-properties draw:textarea-horizontal-align="justify" draw:textarea-vertical-align="middle" draw:auto-grow-height="false" fo:min-height="4.35cm" fo:min-width="18.5cm"/>
    </style:style>
    <style:style style:name="gr12" style:family="graphic" style:parent-style-name="standard">
      <style:graphic-properties draw:textarea-horizontal-align="justify" draw:textarea-vertical-align="middle" draw:auto-grow-height="false" fo:min-height="5.05cm" fo:min-width="11.9cm"/>
    </style:style>
    <style:style style:name="gr13" style:family="graphic" style:parent-style-name="standard">
      <style:graphic-properties draw:textarea-horizontal-align="justify" draw:textarea-vertical-align="middle" draw:auto-grow-height="false" fo:min-height="2.15cm" fo:min-width="5.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cm" svg:height="2.9cm" svg:x="1cm" svg:y="1.1cm">
          <text:p text:style-name="P1">titr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cm" svg:height="2.3cm" svg:x="1cm" svg:y="4.4cm">
          <text:p text:style-name="P1">menu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.1cm" svg:height="4.5cm" svg:x="1cm" svg:y="7cm">
          <text:p text:style-name="P1">text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6cm" svg:height="4.5cm" svg:x="15.5cm" svg:y="7cm">
          <text:p text:style-name="P1">imag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3.6cm" svg:height="10.6cm" svg:x="6.4cm" svg:y="11.9cm">
          <text:p text:style-name="P1">text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9cm" svg:height="10.7cm" svg:x="1cm" svg:y="11.8cm">
          <text:p text:style-name="P1">imag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9cm" svg:height="5.7cm" svg:x="1cm" svg:y="23cm">
          <text:p text:style-name="P1">nom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0.1cm" svg:height="3.1cm" svg:x="9.9cm" svg:y="25.6cm">
          <text:p text:style-name="P1">logo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9" draw:text-style-name="P1" draw:layer="layout" svg:width="19cm" svg:height="4.1cm" svg:x="1cm" svg:y="1cm">
          <text:p text:style-name="P1">titre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9cm" svg:height="2.2cm" svg:x="1cm" svg:y="5.5cm">
          <text:p text:style-name="P1">menu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9cm" svg:height="4.6cm" svg:x="1cm" svg:y="8.1cm">
          <text:p text:style-name="P1">Image AJC-info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2.4cm" svg:height="5.3cm" svg:x="4.1cm" svg:y="14.4cm">
          <text:p text:style-name="P1">Texte presentation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9cm" svg:height="4.6cm" svg:x="1cm" svg:y="24.1cm">
          <text:p text:style-name="P1">Nom prenom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6.4cm" svg:height="2.4cm" svg:x="13.6cm" svg:y="26.3cm">
          <text:p text:style-name="P1">logo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07T14:18:50.958333269</meta:creation-date>
    <dc:date>2021-10-07T14:50:50.917168462</dc:date>
    <meta:editing-duration>PT1M19S</meta:editing-duration>
    <meta:editing-cycles>1</meta:editing-cycles>
    <meta:document-statistic meta:object-count="14"/>
    <meta:generator>LibreOffice/6.1.5.2$Linux_X86_64 LibreOffice_project/10$Build-2</meta:generator>
  </office:meta>
</office:document-meta>
</file>